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4pt" officeooo:rsid="001a01e3" officeooo:paragraph-rsid="001a01e3" style:font-size-asian="14pt" style:font-name-complex="Cantarell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4pt" officeooo:rsid="001adfb3" officeooo:paragraph-rsid="001adfb3" style:font-size-asian="14pt" style:font-name-complex="Cantarell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4pt" officeooo:rsid="001b5a68" officeooo:paragraph-rsid="001b5a68" style:font-size-asian="14pt" style:font-name-complex="Cantarell" style:font-size-complex="14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4pt" officeooo:rsid="001b5a68" officeooo:paragraph-rsid="001bc1a4" style:font-size-asian="14pt" style:font-name-complex="Cantarell" style:font-size-complex="14pt"/>
    </style:style>
    <style:style style:name="P5" style:family="paragraph" style:parent-style-name="Standard">
      <style:paragraph-properties fo:text-align="start" style:justify-single-word="false" style:writing-mode="rl-tb"/>
      <style:text-properties fo:font-size="14pt" officeooo:rsid="001b5a68" officeooo:paragraph-rsid="001b5a68" style:font-size-asian="14pt" style:font-name-complex="Cantarell" style:font-size-complex="14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4pt" officeooo:rsid="001bc1a4" officeooo:paragraph-rsid="001bc1a4" style:font-size-asian="14pt" style:font-name-complex="Cantarell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officeooo:rsid="001b5a68" officeooo:paragraph-rsid="001b5a68" style:font-size-asian="14pt" style:font-name-complex="Cantarell" style:font-size-complex="14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4pt" officeooo:rsid="001bc1a4" officeooo:paragraph-rsid="001bc1a4" style:font-size-asian="14pt" style:font-name-complex="Cantarell" style:font-size-complex="14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4pt" officeooo:rsid="001dbd67" officeooo:paragraph-rsid="001dbd67" style:font-size-asian="14pt" style:font-name-complex="Cantarell" style:font-size-complex="14pt"/>
    </style:style>
    <style:style style:name="T1" style:family="text">
      <style:text-properties officeooo:rsid="001b5a68"/>
    </style:style>
    <style:style style:name="T2" style:family="text">
      <style:text-properties officeooo:rsid="001bc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 </text:p>
      <text:p text:style-name="P1">گزارش سوال ۱ پروژه مدار منطقی <text:s/>روزبه شریف‌نسب ۹۷۲۴۳۰۹۳</text:p>
      <text:p text:style-name="P1"/>
      <text:p text:style-name="P1"/>
      <text:p text:style-name="P2">برای پیاده‌سازی تابع در ترانزیستور‌لول ۲ راه داریم، یکی اینکه خودِ gate ها را در این سطح طراحی کنیم و سپس با استفاده از gate های ساخته شده و instance ساختن از آن‌ها شروع به طراحی کنیم. دقت داریم که چون گیت <text:s/>nor گیتِ universal هست، برای اینکار طراحی این گیت کافی خواهد بود.</text:p>
      <text:p text:style-name="P2">راه دوم که بهینه‌تر هست و به نظر می‌رسد هدف طراح سوال هم همین‌ باشد، طراحی تابع با cmos است. همانطور که می‌دانیم، برای طراحی cmos <text:s/>باید dual ~F را در بالا با استفاده از pmos ها (P network ) و F~ را در پایین با استفاده از nmos ها (N network) طراحی کنیم.</text:p>
      <text:p text:style-name="P2">نهایتا خروجی هر دو شبکه را به output وصل کنید (wired OR)</text:p>
      <text:p text:style-name="P2"/>
      <text:p text:style-name="P2">برای طراحی این سوال راه دوم را برگزیدیم و <text:span text:style-name="T1">ابتدا دوگان F~ و خود F~ <text:s/>را پیدا کردیم که به شرح زیر است: </text:span></text:p>
      <text:p text:style-name="P7">~F : <text:s/>(~a + ~ d) and ( ~a + b + ~c) and <text:s/>( ~b + d ) and <text:s/>(a+c+d)</text:p>
      <text:p text:style-name="P7">dual (~F) : <text:s/>(~a &amp; ~d) or ( <text:s/>~a &amp; B &amp; ~c ) or <text:s/>( <text:s/>~b &amp; d ) or (a &amp; c &amp; d) </text:p>
      <text:p text:style-name="P5"/>
      <text:p text:style-name="P3">حالا برای پیاده‌ساری and ها، کافیست خروجی مرحله اول را به ورودی مرحله بعد بدهیم (به جای PWR از خروجی مرحله قبل استفاده کنیم) </text:p>
      <text:p text:style-name="P3">برای پیاده‌سازی OR ها کافیست خروجی‌ها را (با ورودیِ PWR)جدا حساب کنیم و مستقیم به خروحی مورد نظر وصل کنیم (همه را WIRED OR کنیم.)</text:p>
      <text:p text:style-name="P4">در ۲ قسمت حداگانه <text:span text:style-name="T2">pmos ها و nmos ها را سحته و خروجی ها را به ترتیب به o_bala و</text:span></text:p>
      <text:p text:style-name="P6"><text:s/>o_paeen وصل می‌کنیم. نهایتا o_bala و o_paeen را به خروجی نهایی wirredOR می‌کنیم.</text:p>
      <text:p text:style-name="P4"/>
      <text:p text:style-name="P6">توجه: برای پیاده‌سازی and ها در جاهایی که نیاز بود واقعا از gate and استفاده شد، مشابه کاری که استاد سر کلاس انجام می‌دادند. </text:p>
      <text:p text:style-name="P6">البته (طبیعتا) امکان پیاده‌سازی خودِ and با استفاده از همین روش cmos وجود دارد که طرف نظر شد.</text:p>
      <text:p text:style-name="P6"/>
      <text:p text:style-name="P6">در قسمت test bench از ما خواسته شده بود که به ازای تمامِ۱۶ ورودیِ ممکنِ تابع، آن را بررسی کنیم.</text:p>
      <text:p text:style-name="P6">از 0000 شروع کرده تا ۱۱۱۱ <text:s/>همه حالات را بررسی کردیم. بین ۷ و ۸ مقداری تاخیر بیش‌تر گذاشتیم تا همه‌موج‌ها عین هم و دنبال هم قرار نگیرند و اندکی فاصله بین ۸ تای اول و ۸ تای دوم باشد.</text:p>
      <text:p text:style-name="P6"/>
      <text:p text:style-name="P9">توجه: برای بررسی صحت عملکرد، در تابع در <text:s/>گیت‌لول نیز عینا طراحی شد و با تست بنچ مشابهی، شکل موج‌ها بررسی شد که اطمینان حاصل شود مدار درست کار می‌کند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52:04.509608443</meta:creation-date>
    <meta:generator>LibreOffice/6.2.8.2$Linux_X86_64 LibreOffice_project/20$Build-2</meta:generator>
    <dc:date>2020-01-28T23:19:36.243640359</dc:date>
    <meta:editing-duration>PT36M6S</meta:editing-duration>
    <meta:editing-cycles>6</meta:editing-cycles>
    <meta:document-statistic meta:table-count="0" meta:image-count="0" meta:object-count="0" meta:page-count="1" meta:paragraph-count="17" meta:word-count="416" meta:character-count="1910" meta:non-whitespace-character-count="1491"/>
  </office:meta>
</office:document-meta>
</file>